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3000000B0F9F2DB8947B5CECD.png" manifest:media-type="image/png"/>
  <manifest:file-entry manifest:full-path="Pictures/10000201000000FE00000091DDD23B940D69D4A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05cm" fo:min-width="5.5cm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0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f7941d" draw:secondary-fill-color="#cfe7e5" draw:fill-gradient-name="Light_20_Purpl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Purpl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Purp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17.3cm" svg:x="21.7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697cm" svg:height="3.986cm" svg:x="11cm" svg:y="1.714cm">
          <draw:image xlink:href="../../../../../../Applications/LibreOffice.app/Contents/Resources/gallery/txtshapes/Rectangle06-Striped-Blue.svg" xlink:type="simple" xlink:show="embed" xlink:actuate="onLoad" loext:mime-type="image/svg+xml">
            <text:p text:style-name="P1">Bash script</text:p>
            <text:p text:style-name="P1">Collection info</text:p>
            <text:p text:style-name="P1">And insert to mysql </text:p>
          </draw:image>
          <draw:image xlink:href="Pictures/10000201000000FE00000091DDD23B940D69D4AC.png" xlink:type="simple" xlink:show="embed" xlink:actuate="onLoad" loext:mime-type="image/png"/>
        </draw:frame>
        <draw:g>
          <draw:frame draw:style-name="gr2" draw:text-style-name="P2" draw:layer="layout" svg:width="2.533cm" svg:height="2.6cm" svg:x="3.967cm" svg:y="6.538cm">
            <draw:image xlink:href="../../../../../../Applications/LibreOffice.app/Contents/Resources/gallery/computers/Database.png" xlink:type="simple" xlink:show="embed" xlink:actuate="onLoad" loext:mime-type="image/png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</draw:image>
          </draw:frame>
          <draw:frame draw:style-name="gr3" draw:text-style-name="P3" draw:layer="layout" svg:width="3.656cm" svg:height="0.962cm" svg:x="3.444cm" svg:y="9.338cm">
            <draw:text-box>
              <text:p>MySQL DB</text:p>
            </draw:text-box>
          </draw:frame>
        </draw:g>
        <draw:frame draw:style-name="gr4" draw:text-style-name="P3" draw:layer="layout" svg:width="3.956cm" svg:height="0.962cm" svg:x="22.666cm" svg:y="2cm">
          <draw:text-box>
            <text:p>PVE Cluster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" draw:text-style-name="P4" draw:layer="layout" svg:width="1.787cm" svg:height="1.157cm" svg:x="24.812cm" svg:y="5.041cm" svg:viewBox="0 0 1788 1158" svg:d="M1 1158c149 0 1787-720 1787-939s-230-219-379-219c0 94-1462 469-1408 1158z">
              <text:p/>
            </draw:path>
            <draw:g>
              <draw:polygon draw:style-name="gr6" draw:text-style-name="P5" draw:layer="layout" svg:width="1.894cm" svg:height="1.72cm" svg:x="22.81cm" svg:y="4.415cm" svg:viewBox="0 0 1895 1721" draw:points="0,626 0,0 1895,1095 1895,1721">
                <text:p/>
              </draw:polygon>
              <draw:polygon draw:style-name="gr7" draw:text-style-name="P6" draw:layer="layout" svg:width="1.623cm" svg:height="1.564cm" svg:x="24.705cm" svg:y="4.571cm" svg:viewBox="0 0 1624 1565" draw:points="0,1565 0,939 1624,0 1624,626">
                <text:p/>
              </draw:polygon>
              <draw:polygon draw:style-name="gr8" draw:text-style-name="P7" draw:layer="layout" svg:width="3.518cm" svg:height="2.033cm" svg:x="22.81cm" svg:y="3.476cm" svg:viewBox="0 0 3519 2034" draw:points="1895,2034 0,939 1624,0 3519,1095">
                <text:p/>
              </draw:polygon>
              <draw:line draw:style-name="gr9" draw:text-style-name="P8" draw:layer="layout" svg:x1="23.46cm" svg:y1="4.915cm" svg:x2="23.46cm" svg:y2="5.291cm">
                <text:p/>
              </draw:line>
              <draw:line draw:style-name="gr10" draw:text-style-name="P8" draw:layer="layout" svg:x1="24.651cm" svg:y1="5.717cm" svg:x2="23.785cm" svg:y2="5.216cm">
                <text:p/>
              </draw:line>
              <draw:line draw:style-name="gr11" draw:text-style-name="P8" draw:layer="layout" svg:x1="23.78cm" svg:y1="5.103cm" svg:x2="23.78cm" svg:y2="5.228cm">
                <text:p/>
              </draw:line>
              <draw:line draw:style-name="gr12" draw:text-style-name="P8" draw:layer="layout" svg:x1="24.646cm" svg:y1="5.604cm" svg:x2="24.646cm" svg:y2="5.729cm">
                <text:p/>
              </draw:line>
              <draw:line draw:style-name="gr13" draw:text-style-name="P8" draw:layer="layout" svg:x1="24.646cm" svg:y1="5.604cm" svg:x2="23.78cm" svg:y2="5.103cm">
                <text:p/>
              </draw:line>
              <draw:polygon draw:style-name="gr14" draw:text-style-name="P9" draw:layer="layout" svg:width="0.107cm" svg:height="0.187cm" svg:x="23.568cm" svg:y="4.978cm" svg:viewBox="0 0 108 188" draw:points="0,125 0,0 108,63 108,188">
                <text:p/>
              </draw:polygon>
              <draw:line draw:style-name="gr15" draw:text-style-name="P8" draw:layer="layout" svg:x1="23.352cm" svg:y1="4.853cm" svg:x2="23.352cm" svg:y2="5.229cm">
                <text:p/>
              </draw:line>
              <draw:line draw:style-name="gr16" draw:text-style-name="P8" draw:layer="layout" svg:x1="23.243cm" svg:y1="4.79cm" svg:x2="23.243cm" svg:y2="5.166cm">
                <text:p/>
              </draw:line>
              <draw:line draw:style-name="gr17" draw:text-style-name="P8" draw:layer="layout" svg:x1="23.135cm" svg:y1="4.728cm" svg:x2="23.135cm" svg:y2="5.104cm">
                <text:p/>
              </draw:line>
              <draw:line draw:style-name="gr18" draw:text-style-name="P8" draw:layer="layout" svg:x1="23.027cm" svg:y1="4.665cm" svg:x2="23.027cm" svg:y2="5.041cm">
                <text:p/>
              </draw:line>
              <draw:line draw:style-name="gr19" draw:text-style-name="P8" draw:layer="layout" svg:x1="22.919cm" svg:y1="4.602cm" svg:x2="22.919cm" svg:y2="4.978cm">
                <text:p/>
              </draw:line>
              <draw:polygon draw:style-name="gr20" draw:text-style-name="P5" draw:layer="layout" svg:width="0.107cm" svg:height="0.688cm" svg:x="22.702cm" svg:y="4.352cm" svg:viewBox="0 0 108 689" draw:points="0,626 0,0 108,63 108,689">
                <text:p/>
              </draw:polygon>
              <draw:polygon draw:style-name="gr21" draw:text-style-name="P5" draw:layer="layout" svg:width="0.107cm" svg:height="0.688cm" svg:x="24.705cm" svg:y="5.51cm" svg:viewBox="0 0 108 689" draw:points="0,626 0,0 108,63 108,689">
                <text:p/>
              </draw:polygon>
              <draw:polygon draw:style-name="gr22" draw:text-style-name="P10" draw:layer="layout" svg:width="3.626cm" svg:height="2.722cm" svg:x="22.702cm" svg:y="3.476cm" svg:viewBox="0 0 3627 2723" draw:points="0,1502 0,876 108,939 1732,0 3627,1095 3627,1721 2111,2597 2111,2723">
                <text:p/>
              </draw:polygon>
            </draw:g>
          </draw:g>
          <draw:g>
            <draw:g>
              <draw:polygon draw:style-name="gr23" draw:text-style-name="P11" draw:layer="layout" svg:width="0.177cm" svg:height="0.308cm" svg:x="25.608cm" svg:y="5.275cm" svg:viewBox="0 0 178 309" draw:points="0,309 0,103 178,0 178,205">
                <text:p/>
              </draw:polygon>
              <draw:polygon draw:style-name="gr24" draw:text-style-name="P12" draw:layer="layout" svg:width="0.177cm" svg:height="0.308cm" svg:x="25.431cm" svg:y="5.275cm" svg:viewBox="0 0 178 309" draw:points="0,205 0,0 178,103 178,309">
                <text:p/>
              </draw:polygon>
              <draw:polygon draw:style-name="gr25" draw:text-style-name="P13" draw:layer="layout" svg:width="0.354cm" svg:height="0.204cm" svg:x="25.431cm" svg:y="5.172cm" svg:viewBox="0 0 355 205" draw:points="178,205 0,103 178,0 355,103">
                <text:p/>
              </draw:polygon>
            </draw:g>
            <draw:g>
              <draw:polygon draw:style-name="gr26" draw:text-style-name="P11" draw:layer="layout" svg:width="0.177cm" svg:height="0.308cm" svg:x="25.342cm" svg:y="5.737cm" svg:viewBox="0 0 178 309" draw:points="0,309 0,103 178,0 178,205">
                <text:p/>
              </draw:polygon>
              <draw:polygon draw:style-name="gr27" draw:text-style-name="P12" draw:layer="layout" svg:width="0.177cm" svg:height="0.308cm" svg:x="25.164cm" svg:y="5.737cm" svg:viewBox="0 0 178 309" draw:points="0,205 0,0 178,103 178,309">
                <text:p/>
              </draw:polygon>
              <draw:polygon draw:style-name="gr28" draw:text-style-name="P13" draw:layer="layout" svg:width="0.354cm" svg:height="0.204cm" svg:x="25.164cm" svg:y="5.635cm" svg:viewBox="0 0 355 205" draw:points="178,205 0,103 178,0 355,103">
                <text:p/>
              </draw:polygon>
            </draw:g>
            <draw:g>
              <draw:polygon draw:style-name="gr29" draw:text-style-name="P11" draw:layer="layout" svg:width="0.177cm" svg:height="0.308cm" svg:x="25.875cm" svg:y="5.737cm" svg:viewBox="0 0 178 309" draw:points="0,309 0,103 178,0 178,205">
                <text:p/>
              </draw:polygon>
              <draw:polygon draw:style-name="gr30" draw:text-style-name="P12" draw:layer="layout" svg:width="0.177cm" svg:height="0.308cm" svg:x="25.698cm" svg:y="5.737cm" svg:viewBox="0 0 178 309" draw:points="0,205 0,0 178,103 178,309">
                <text:p/>
              </draw:polygon>
              <draw:polygon draw:style-name="gr31" draw:text-style-name="P13" draw:layer="layout" svg:width="0.354cm" svg:height="0.204cm" svg:x="25.698cm" svg:y="5.635cm" svg:viewBox="0 0 355 205" draw:points="178,205 0,103 178,0 355,103">
                <text:p/>
              </draw:polygon>
            </draw:g>
            <draw:g>
              <draw:polygon draw:style-name="gr32" draw:text-style-name="P11" draw:layer="layout" svg:width="0.177cm" svg:height="0.308cm" svg:x="25.608cm" svg:y="5.891cm" svg:viewBox="0 0 178 309" draw:points="0,309 0,103 178,0 178,205">
                <text:p/>
              </draw:polygon>
              <draw:polygon draw:style-name="gr33" draw:text-style-name="P12" draw:layer="layout" svg:width="0.177cm" svg:height="0.308cm" svg:x="25.431cm" svg:y="5.891cm" svg:viewBox="0 0 178 309" draw:points="0,205 0,0 178,103 178,309">
                <text:p/>
              </draw:polygon>
              <draw:polygon draw:style-name="gr34" draw:text-style-name="P13" draw:layer="layout" svg:width="0.354cm" svg:height="0.204cm" svg:x="25.431cm" svg:y="5.789cm" svg:viewBox="0 0 355 205" draw:points="178,205 0,103 178,0 355,103">
                <text:p/>
              </draw:polygon>
            </draw:g>
            <draw:g>
              <draw:polygon draw:style-name="gr35" draw:text-style-name="P11" draw:layer="layout" svg:width="0.177cm" svg:height="0.308cm" svg:x="25.875cm" svg:y="5.429cm" svg:viewBox="0 0 178 309" draw:points="0,309 0,103 178,0 178,205">
                <text:p/>
              </draw:polygon>
              <draw:polygon draw:style-name="gr36" draw:text-style-name="P12" draw:layer="layout" svg:width="0.177cm" svg:height="0.308cm" svg:x="25.698cm" svg:y="5.429cm" svg:viewBox="0 0 178 309" draw:points="0,205 0,0 178,103 178,309">
                <text:p/>
              </draw:polygon>
              <draw:polygon draw:style-name="gr37" draw:text-style-name="P13" draw:layer="layout" svg:width="0.354cm" svg:height="0.204cm" svg:x="25.698cm" svg:y="5.326cm" svg:viewBox="0 0 355 205" draw:points="178,205 0,103 178,0 355,103">
                <text:p/>
              </draw:polygon>
            </draw:g>
            <draw:g>
              <draw:polygon draw:style-name="gr38" draw:text-style-name="P11" draw:layer="layout" svg:width="0.177cm" svg:height="0.308cm" svg:x="25.342cm" svg:y="5.429cm" svg:viewBox="0 0 178 309" draw:points="0,309 0,103 178,0 178,205">
                <text:p/>
              </draw:polygon>
              <draw:polygon draw:style-name="gr39" draw:text-style-name="P12" draw:layer="layout" svg:width="0.177cm" svg:height="0.308cm" svg:x="25.164cm" svg:y="5.429cm" svg:viewBox="0 0 178 309" draw:points="0,205 0,0 178,103 178,309">
                <text:p/>
              </draw:polygon>
              <draw:polygon draw:style-name="gr40" draw:text-style-name="P13" draw:layer="layout" svg:width="0.354cm" svg:height="0.204cm" svg:x="25.164cm" svg:y="5.326cm" svg:viewBox="0 0 355 205" draw:points="178,205 0,103 178,0 355,103">
                <text:p/>
              </draw:polygon>
            </draw:g>
            <draw:g>
              <draw:polygon draw:style-name="gr41" draw:text-style-name="P11" draw:layer="layout" svg:width="0.177cm" svg:height="0.308cm" svg:x="25.608cm" svg:y="5.583cm" svg:viewBox="0 0 178 309" draw:points="0,309 0,103 178,0 178,205">
                <text:p/>
              </draw:polygon>
              <draw:polygon draw:style-name="gr42" draw:text-style-name="P12" draw:layer="layout" svg:width="0.177cm" svg:height="0.308cm" svg:x="25.431cm" svg:y="5.583cm" svg:viewBox="0 0 178 309" draw:points="0,205 0,0 178,103 178,309">
                <text:p/>
              </draw:polygon>
              <draw:polygon draw:style-name="gr43" draw:text-style-name="P13" draw:layer="layout" svg:width="0.354cm" svg:height="0.204cm" svg:x="25.431cm" svg:y="5.481cm" svg:viewBox="0 0 355 205" draw:points="178,205 0,103 178,0 355,103">
                <text:p/>
              </draw:polygon>
            </draw:g>
            <draw:polygon draw:style-name="gr44" draw:text-style-name="P10" draw:layer="layout" svg:width="0.888cm" svg:height="1.027cm" svg:x="25.164cm" svg:y="5.172cm" svg:viewBox="0 0 889 1028" draw:points="0,771 0,565 89,514 0,463 0,257 178,154 267,205 267,103 444,0 622,103 622,205 711,154 889,257 889,463 800,514 889,565 889,771 711,874 622,822 622,925 444,1028 267,925 267,822 178,874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45" draw:text-style-name="P4" draw:layer="layout" svg:width="1.787cm" svg:height="1.157cm" svg:x="24.803cm" svg:y="8.241cm" svg:viewBox="0 0 1788 1158" svg:d="M1 1158c149 0 1787-720 1787-939s-230-219-379-219c0 94-1462 469-1408 1158z">
              <text:p/>
            </draw:path>
            <draw:g>
              <draw:polygon draw:style-name="gr46" draw:text-style-name="P5" draw:layer="layout" svg:width="1.894cm" svg:height="1.72cm" svg:x="22.801cm" svg:y="7.615cm" svg:viewBox="0 0 1895 1721" draw:points="0,626 0,0 1895,1095 1895,1721">
                <text:p/>
              </draw:polygon>
              <draw:polygon draw:style-name="gr47" draw:text-style-name="P6" draw:layer="layout" svg:width="1.623cm" svg:height="1.564cm" svg:x="24.696cm" svg:y="7.771cm" svg:viewBox="0 0 1624 1565" draw:points="0,1565 0,939 1624,0 1624,626">
                <text:p/>
              </draw:polygon>
              <draw:polygon draw:style-name="gr48" draw:text-style-name="P7" draw:layer="layout" svg:width="3.518cm" svg:height="2.033cm" svg:x="22.801cm" svg:y="6.676cm" svg:viewBox="0 0 3519 2034" draw:points="1895,2034 0,939 1624,0 3519,1095">
                <text:p/>
              </draw:polygon>
              <draw:line draw:style-name="gr49" draw:text-style-name="P8" draw:layer="layout" svg:x1="23.451cm" svg:y1="8.115cm" svg:x2="23.451cm" svg:y2="8.491cm">
                <text:p/>
              </draw:line>
              <draw:line draw:style-name="gr50" draw:text-style-name="P8" draw:layer="layout" svg:x1="24.642cm" svg:y1="8.917cm" svg:x2="23.776cm" svg:y2="8.416cm">
                <text:p/>
              </draw:line>
              <draw:line draw:style-name="gr51" draw:text-style-name="P8" draw:layer="layout" svg:x1="23.771cm" svg:y1="8.303cm" svg:x2="23.771cm" svg:y2="8.428cm">
                <text:p/>
              </draw:line>
              <draw:line draw:style-name="gr52" draw:text-style-name="P8" draw:layer="layout" svg:x1="24.637cm" svg:y1="8.804cm" svg:x2="24.637cm" svg:y2="8.929cm">
                <text:p/>
              </draw:line>
              <draw:line draw:style-name="gr53" draw:text-style-name="P8" draw:layer="layout" svg:x1="24.637cm" svg:y1="8.804cm" svg:x2="23.771cm" svg:y2="8.303cm">
                <text:p/>
              </draw:line>
              <draw:polygon draw:style-name="gr54" draw:text-style-name="P9" draw:layer="layout" svg:width="0.107cm" svg:height="0.187cm" svg:x="23.559cm" svg:y="8.178cm" svg:viewBox="0 0 108 188" draw:points="0,125 0,0 108,63 108,188">
                <text:p/>
              </draw:polygon>
              <draw:line draw:style-name="gr55" draw:text-style-name="P8" draw:layer="layout" svg:x1="23.343cm" svg:y1="8.053cm" svg:x2="23.343cm" svg:y2="8.429cm">
                <text:p/>
              </draw:line>
              <draw:line draw:style-name="gr56" draw:text-style-name="P8" draw:layer="layout" svg:x1="23.234cm" svg:y1="7.99cm" svg:x2="23.234cm" svg:y2="8.366cm">
                <text:p/>
              </draw:line>
              <draw:line draw:style-name="gr57" draw:text-style-name="P8" draw:layer="layout" svg:x1="23.126cm" svg:y1="7.928cm" svg:x2="23.126cm" svg:y2="8.304cm">
                <text:p/>
              </draw:line>
              <draw:line draw:style-name="gr58" draw:text-style-name="P8" draw:layer="layout" svg:x1="23.018cm" svg:y1="7.865cm" svg:x2="23.018cm" svg:y2="8.241cm">
                <text:p/>
              </draw:line>
              <draw:line draw:style-name="gr59" draw:text-style-name="P8" draw:layer="layout" svg:x1="22.91cm" svg:y1="7.802cm" svg:x2="22.91cm" svg:y2="8.178cm">
                <text:p/>
              </draw:line>
              <draw:polygon draw:style-name="gr60" draw:text-style-name="P5" draw:layer="layout" svg:width="0.107cm" svg:height="0.688cm" svg:x="22.693cm" svg:y="7.552cm" svg:viewBox="0 0 108 689" draw:points="0,626 0,0 108,63 108,689">
                <text:p/>
              </draw:polygon>
              <draw:polygon draw:style-name="gr61" draw:text-style-name="P5" draw:layer="layout" svg:width="0.107cm" svg:height="0.688cm" svg:x="24.696cm" svg:y="8.71cm" svg:viewBox="0 0 108 689" draw:points="0,626 0,0 108,63 108,689">
                <text:p/>
              </draw:polygon>
              <draw:polygon draw:style-name="gr62" draw:text-style-name="P10" draw:layer="layout" svg:width="3.626cm" svg:height="2.722cm" svg:x="22.693cm" svg:y="6.676cm" svg:viewBox="0 0 3627 2723" draw:points="0,1502 0,876 108,939 1732,0 3627,1095 3627,1721 2111,2597 2111,2723">
                <text:p/>
              </draw:polygon>
            </draw:g>
          </draw:g>
          <draw:g>
            <draw:g>
              <draw:polygon draw:style-name="gr63" draw:text-style-name="P11" draw:layer="layout" svg:width="0.177cm" svg:height="0.308cm" svg:x="25.599cm" svg:y="8.475cm" svg:viewBox="0 0 178 309" draw:points="0,309 0,103 178,0 178,205">
                <text:p/>
              </draw:polygon>
              <draw:polygon draw:style-name="gr64" draw:text-style-name="P12" draw:layer="layout" svg:width="0.177cm" svg:height="0.308cm" svg:x="25.422cm" svg:y="8.475cm" svg:viewBox="0 0 178 309" draw:points="0,205 0,0 178,103 178,309">
                <text:p/>
              </draw:polygon>
              <draw:polygon draw:style-name="gr65" draw:text-style-name="P13" draw:layer="layout" svg:width="0.354cm" svg:height="0.204cm" svg:x="25.422cm" svg:y="8.372cm" svg:viewBox="0 0 355 205" draw:points="178,205 0,103 178,0 355,103">
                <text:p/>
              </draw:polygon>
            </draw:g>
            <draw:g>
              <draw:polygon draw:style-name="gr66" draw:text-style-name="P11" draw:layer="layout" svg:width="0.177cm" svg:height="0.308cm" svg:x="25.333cm" svg:y="8.937cm" svg:viewBox="0 0 178 309" draw:points="0,309 0,103 178,0 178,205">
                <text:p/>
              </draw:polygon>
              <draw:polygon draw:style-name="gr67" draw:text-style-name="P12" draw:layer="layout" svg:width="0.177cm" svg:height="0.308cm" svg:x="25.155cm" svg:y="8.937cm" svg:viewBox="0 0 178 309" draw:points="0,205 0,0 178,103 178,309">
                <text:p/>
              </draw:polygon>
              <draw:polygon draw:style-name="gr68" draw:text-style-name="P13" draw:layer="layout" svg:width="0.354cm" svg:height="0.204cm" svg:x="25.155cm" svg:y="8.835cm" svg:viewBox="0 0 355 205" draw:points="178,205 0,103 178,0 355,103">
                <text:p/>
              </draw:polygon>
            </draw:g>
            <draw:g>
              <draw:polygon draw:style-name="gr69" draw:text-style-name="P11" draw:layer="layout" svg:width="0.177cm" svg:height="0.308cm" svg:x="25.866cm" svg:y="8.937cm" svg:viewBox="0 0 178 309" draw:points="0,309 0,103 178,0 178,205">
                <text:p/>
              </draw:polygon>
              <draw:polygon draw:style-name="gr70" draw:text-style-name="P12" draw:layer="layout" svg:width="0.177cm" svg:height="0.308cm" svg:x="25.689cm" svg:y="8.937cm" svg:viewBox="0 0 178 309" draw:points="0,205 0,0 178,103 178,309">
                <text:p/>
              </draw:polygon>
              <draw:polygon draw:style-name="gr71" draw:text-style-name="P13" draw:layer="layout" svg:width="0.354cm" svg:height="0.204cm" svg:x="25.689cm" svg:y="8.835cm" svg:viewBox="0 0 355 205" draw:points="178,205 0,103 178,0 355,103">
                <text:p/>
              </draw:polygon>
            </draw:g>
            <draw:g>
              <draw:polygon draw:style-name="gr72" draw:text-style-name="P11" draw:layer="layout" svg:width="0.177cm" svg:height="0.308cm" svg:x="25.599cm" svg:y="9.091cm" svg:viewBox="0 0 178 309" draw:points="0,309 0,103 178,0 178,205">
                <text:p/>
              </draw:polygon>
              <draw:polygon draw:style-name="gr73" draw:text-style-name="P12" draw:layer="layout" svg:width="0.177cm" svg:height="0.308cm" svg:x="25.422cm" svg:y="9.091cm" svg:viewBox="0 0 178 309" draw:points="0,205 0,0 178,103 178,309">
                <text:p/>
              </draw:polygon>
              <draw:polygon draw:style-name="gr74" draw:text-style-name="P13" draw:layer="layout" svg:width="0.354cm" svg:height="0.204cm" svg:x="25.422cm" svg:y="8.989cm" svg:viewBox="0 0 355 205" draw:points="178,205 0,103 178,0 355,103">
                <text:p/>
              </draw:polygon>
            </draw:g>
            <draw:g>
              <draw:polygon draw:style-name="gr75" draw:text-style-name="P11" draw:layer="layout" svg:width="0.177cm" svg:height="0.308cm" svg:x="25.866cm" svg:y="8.629cm" svg:viewBox="0 0 178 309" draw:points="0,309 0,103 178,0 178,205">
                <text:p/>
              </draw:polygon>
              <draw:polygon draw:style-name="gr76" draw:text-style-name="P12" draw:layer="layout" svg:width="0.177cm" svg:height="0.308cm" svg:x="25.689cm" svg:y="8.629cm" svg:viewBox="0 0 178 309" draw:points="0,205 0,0 178,103 178,309">
                <text:p/>
              </draw:polygon>
              <draw:polygon draw:style-name="gr77" draw:text-style-name="P13" draw:layer="layout" svg:width="0.354cm" svg:height="0.204cm" svg:x="25.689cm" svg:y="8.526cm" svg:viewBox="0 0 355 205" draw:points="178,205 0,103 178,0 355,103">
                <text:p/>
              </draw:polygon>
            </draw:g>
            <draw:g>
              <draw:polygon draw:style-name="gr78" draw:text-style-name="P11" draw:layer="layout" svg:width="0.177cm" svg:height="0.308cm" svg:x="25.333cm" svg:y="8.629cm" svg:viewBox="0 0 178 309" draw:points="0,309 0,103 178,0 178,205">
                <text:p/>
              </draw:polygon>
              <draw:polygon draw:style-name="gr79" draw:text-style-name="P12" draw:layer="layout" svg:width="0.177cm" svg:height="0.308cm" svg:x="25.155cm" svg:y="8.629cm" svg:viewBox="0 0 178 309" draw:points="0,205 0,0 178,103 178,309">
                <text:p/>
              </draw:polygon>
              <draw:polygon draw:style-name="gr80" draw:text-style-name="P13" draw:layer="layout" svg:width="0.354cm" svg:height="0.204cm" svg:x="25.155cm" svg:y="8.526cm" svg:viewBox="0 0 355 205" draw:points="178,205 0,103 178,0 355,103">
                <text:p/>
              </draw:polygon>
            </draw:g>
            <draw:g>
              <draw:polygon draw:style-name="gr81" draw:text-style-name="P11" draw:layer="layout" svg:width="0.177cm" svg:height="0.308cm" svg:x="25.599cm" svg:y="8.783cm" svg:viewBox="0 0 178 309" draw:points="0,309 0,103 178,0 178,205">
                <text:p/>
              </draw:polygon>
              <draw:polygon draw:style-name="gr82" draw:text-style-name="P12" draw:layer="layout" svg:width="0.177cm" svg:height="0.308cm" svg:x="25.422cm" svg:y="8.783cm" svg:viewBox="0 0 178 309" draw:points="0,205 0,0 178,103 178,309">
                <text:p/>
              </draw:polygon>
              <draw:polygon draw:style-name="gr83" draw:text-style-name="P13" draw:layer="layout" svg:width="0.354cm" svg:height="0.204cm" svg:x="25.422cm" svg:y="8.681cm" svg:viewBox="0 0 355 205" draw:points="178,205 0,103 178,0 355,103">
                <text:p/>
              </draw:polygon>
            </draw:g>
            <draw:polygon draw:style-name="gr84" draw:text-style-name="P10" draw:layer="layout" svg:width="0.888cm" svg:height="1.027cm" svg:x="25.155cm" svg:y="8.372cm" svg:viewBox="0 0 889 1028" draw:points="0,771 0,565 89,514 0,463 0,257 178,154 267,205 267,103 444,0 622,103 622,205 711,154 889,257 889,463 800,514 889,565 889,771 711,874 622,822 622,925 444,1028 267,925 267,822 178,874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85" draw:text-style-name="P4" draw:layer="layout" svg:width="1.787cm" svg:height="1.157cm" svg:x="24.803cm" svg:y="11.541cm" svg:viewBox="0 0 1788 1158" svg:d="M1 1158c149 0 1787-720 1787-939s-230-219-379-219c0 94-1462 469-1408 1158z">
              <text:p/>
            </draw:path>
            <draw:g>
              <draw:polygon draw:style-name="gr86" draw:text-style-name="P5" draw:layer="layout" svg:width="1.894cm" svg:height="1.72cm" svg:x="22.801cm" svg:y="10.915cm" svg:viewBox="0 0 1895 1721" draw:points="0,626 0,0 1895,1095 1895,1721">
                <text:p/>
              </draw:polygon>
              <draw:polygon draw:style-name="gr87" draw:text-style-name="P6" draw:layer="layout" svg:width="1.623cm" svg:height="1.564cm" svg:x="24.696cm" svg:y="11.071cm" svg:viewBox="0 0 1624 1565" draw:points="0,1565 0,939 1624,0 1624,626">
                <text:p/>
              </draw:polygon>
              <draw:polygon draw:style-name="gr88" draw:text-style-name="P7" draw:layer="layout" svg:width="3.518cm" svg:height="2.033cm" svg:x="22.801cm" svg:y="9.976cm" svg:viewBox="0 0 3519 2034" draw:points="1895,2034 0,939 1624,0 3519,1095">
                <text:p/>
              </draw:polygon>
              <draw:line draw:style-name="gr89" draw:text-style-name="P8" draw:layer="layout" svg:x1="23.451cm" svg:y1="11.415cm" svg:x2="23.451cm" svg:y2="11.791cm">
                <text:p/>
              </draw:line>
              <draw:line draw:style-name="gr90" draw:text-style-name="P8" draw:layer="layout" svg:x1="24.642cm" svg:y1="12.217cm" svg:x2="23.776cm" svg:y2="11.716cm">
                <text:p/>
              </draw:line>
              <draw:line draw:style-name="gr91" draw:text-style-name="P8" draw:layer="layout" svg:x1="23.771cm" svg:y1="11.603cm" svg:x2="23.771cm" svg:y2="11.728cm">
                <text:p/>
              </draw:line>
              <draw:line draw:style-name="gr92" draw:text-style-name="P8" draw:layer="layout" svg:x1="24.637cm" svg:y1="12.104cm" svg:x2="24.637cm" svg:y2="12.229cm">
                <text:p/>
              </draw:line>
              <draw:line draw:style-name="gr93" draw:text-style-name="P8" draw:layer="layout" svg:x1="24.637cm" svg:y1="12.104cm" svg:x2="23.771cm" svg:y2="11.603cm">
                <text:p/>
              </draw:line>
              <draw:polygon draw:style-name="gr94" draw:text-style-name="P9" draw:layer="layout" svg:width="0.107cm" svg:height="0.187cm" svg:x="23.559cm" svg:y="11.478cm" svg:viewBox="0 0 108 188" draw:points="0,125 0,0 108,63 108,188">
                <text:p/>
              </draw:polygon>
              <draw:line draw:style-name="gr95" draw:text-style-name="P8" draw:layer="layout" svg:x1="23.343cm" svg:y1="11.353cm" svg:x2="23.343cm" svg:y2="11.729cm">
                <text:p/>
              </draw:line>
              <draw:line draw:style-name="gr96" draw:text-style-name="P8" draw:layer="layout" svg:x1="23.234cm" svg:y1="11.29cm" svg:x2="23.234cm" svg:y2="11.666cm">
                <text:p/>
              </draw:line>
              <draw:line draw:style-name="gr97" draw:text-style-name="P8" draw:layer="layout" svg:x1="23.126cm" svg:y1="11.228cm" svg:x2="23.126cm" svg:y2="11.604cm">
                <text:p/>
              </draw:line>
              <draw:line draw:style-name="gr98" draw:text-style-name="P8" draw:layer="layout" svg:x1="23.018cm" svg:y1="11.165cm" svg:x2="23.018cm" svg:y2="11.541cm">
                <text:p/>
              </draw:line>
              <draw:line draw:style-name="gr99" draw:text-style-name="P8" draw:layer="layout" svg:x1="22.91cm" svg:y1="11.102cm" svg:x2="22.91cm" svg:y2="11.478cm">
                <text:p/>
              </draw:line>
              <draw:polygon draw:style-name="gr100" draw:text-style-name="P5" draw:layer="layout" svg:width="0.107cm" svg:height="0.688cm" svg:x="22.693cm" svg:y="10.852cm" svg:viewBox="0 0 108 689" draw:points="0,626 0,0 108,63 108,689">
                <text:p/>
              </draw:polygon>
              <draw:polygon draw:style-name="gr101" draw:text-style-name="P5" draw:layer="layout" svg:width="0.107cm" svg:height="0.688cm" svg:x="24.696cm" svg:y="12.01cm" svg:viewBox="0 0 108 689" draw:points="0,626 0,0 108,63 108,689">
                <text:p/>
              </draw:polygon>
              <draw:polygon draw:style-name="gr102" draw:text-style-name="P10" draw:layer="layout" svg:width="3.626cm" svg:height="2.722cm" svg:x="22.693cm" svg:y="9.976cm" svg:viewBox="0 0 3627 2723" draw:points="0,1502 0,876 108,939 1732,0 3627,1095 3627,1721 2111,2597 2111,2723">
                <text:p/>
              </draw:polygon>
            </draw:g>
          </draw:g>
          <draw:g>
            <draw:g>
              <draw:polygon draw:style-name="gr103" draw:text-style-name="P11" draw:layer="layout" svg:width="0.177cm" svg:height="0.308cm" svg:x="25.599cm" svg:y="11.775cm" svg:viewBox="0 0 178 309" draw:points="0,309 0,103 178,0 178,205">
                <text:p/>
              </draw:polygon>
              <draw:polygon draw:style-name="gr104" draw:text-style-name="P12" draw:layer="layout" svg:width="0.177cm" svg:height="0.308cm" svg:x="25.422cm" svg:y="11.775cm" svg:viewBox="0 0 178 309" draw:points="0,205 0,0 178,103 178,309">
                <text:p/>
              </draw:polygon>
              <draw:polygon draw:style-name="gr105" draw:text-style-name="P13" draw:layer="layout" svg:width="0.354cm" svg:height="0.204cm" svg:x="25.422cm" svg:y="11.672cm" svg:viewBox="0 0 355 205" draw:points="178,205 0,103 178,0 355,103">
                <text:p/>
              </draw:polygon>
            </draw:g>
            <draw:g>
              <draw:polygon draw:style-name="gr106" draw:text-style-name="P11" draw:layer="layout" svg:width="0.177cm" svg:height="0.308cm" svg:x="25.333cm" svg:y="12.237cm" svg:viewBox="0 0 178 309" draw:points="0,309 0,103 178,0 178,205">
                <text:p/>
              </draw:polygon>
              <draw:polygon draw:style-name="gr107" draw:text-style-name="P12" draw:layer="layout" svg:width="0.177cm" svg:height="0.308cm" svg:x="25.155cm" svg:y="12.237cm" svg:viewBox="0 0 178 309" draw:points="0,205 0,0 178,103 178,309">
                <text:p/>
              </draw:polygon>
              <draw:polygon draw:style-name="gr108" draw:text-style-name="P13" draw:layer="layout" svg:width="0.354cm" svg:height="0.204cm" svg:x="25.155cm" svg:y="12.135cm" svg:viewBox="0 0 355 205" draw:points="178,205 0,103 178,0 355,103">
                <text:p/>
              </draw:polygon>
            </draw:g>
            <draw:g>
              <draw:polygon draw:style-name="gr109" draw:text-style-name="P11" draw:layer="layout" svg:width="0.177cm" svg:height="0.308cm" svg:x="25.866cm" svg:y="12.237cm" svg:viewBox="0 0 178 309" draw:points="0,309 0,103 178,0 178,205">
                <text:p/>
              </draw:polygon>
              <draw:polygon draw:style-name="gr110" draw:text-style-name="P12" draw:layer="layout" svg:width="0.177cm" svg:height="0.308cm" svg:x="25.689cm" svg:y="12.237cm" svg:viewBox="0 0 178 309" draw:points="0,205 0,0 178,103 178,309">
                <text:p/>
              </draw:polygon>
              <draw:polygon draw:style-name="gr111" draw:text-style-name="P13" draw:layer="layout" svg:width="0.354cm" svg:height="0.204cm" svg:x="25.689cm" svg:y="12.135cm" svg:viewBox="0 0 355 205" draw:points="178,205 0,103 178,0 355,103">
                <text:p/>
              </draw:polygon>
            </draw:g>
            <draw:g>
              <draw:polygon draw:style-name="gr112" draw:text-style-name="P11" draw:layer="layout" svg:width="0.177cm" svg:height="0.308cm" svg:x="25.599cm" svg:y="12.391cm" svg:viewBox="0 0 178 309" draw:points="0,309 0,103 178,0 178,205">
                <text:p/>
              </draw:polygon>
              <draw:polygon draw:style-name="gr113" draw:text-style-name="P12" draw:layer="layout" svg:width="0.177cm" svg:height="0.308cm" svg:x="25.422cm" svg:y="12.391cm" svg:viewBox="0 0 178 309" draw:points="0,205 0,0 178,103 178,309">
                <text:p/>
              </draw:polygon>
              <draw:polygon draw:style-name="gr114" draw:text-style-name="P13" draw:layer="layout" svg:width="0.354cm" svg:height="0.204cm" svg:x="25.422cm" svg:y="12.289cm" svg:viewBox="0 0 355 205" draw:points="178,205 0,103 178,0 355,103">
                <text:p/>
              </draw:polygon>
            </draw:g>
            <draw:g>
              <draw:polygon draw:style-name="gr115" draw:text-style-name="P11" draw:layer="layout" svg:width="0.177cm" svg:height="0.308cm" svg:x="25.866cm" svg:y="11.929cm" svg:viewBox="0 0 178 309" draw:points="0,309 0,103 178,0 178,205">
                <text:p/>
              </draw:polygon>
              <draw:polygon draw:style-name="gr116" draw:text-style-name="P12" draw:layer="layout" svg:width="0.177cm" svg:height="0.308cm" svg:x="25.689cm" svg:y="11.929cm" svg:viewBox="0 0 178 309" draw:points="0,205 0,0 178,103 178,309">
                <text:p/>
              </draw:polygon>
              <draw:polygon draw:style-name="gr117" draw:text-style-name="P13" draw:layer="layout" svg:width="0.354cm" svg:height="0.204cm" svg:x="25.689cm" svg:y="11.826cm" svg:viewBox="0 0 355 205" draw:points="178,205 0,103 178,0 355,103">
                <text:p/>
              </draw:polygon>
            </draw:g>
            <draw:g>
              <draw:polygon draw:style-name="gr118" draw:text-style-name="P11" draw:layer="layout" svg:width="0.177cm" svg:height="0.308cm" svg:x="25.333cm" svg:y="11.929cm" svg:viewBox="0 0 178 309" draw:points="0,309 0,103 178,0 178,205">
                <text:p/>
              </draw:polygon>
              <draw:polygon draw:style-name="gr119" draw:text-style-name="P12" draw:layer="layout" svg:width="0.177cm" svg:height="0.308cm" svg:x="25.155cm" svg:y="11.929cm" svg:viewBox="0 0 178 309" draw:points="0,205 0,0 178,103 178,309">
                <text:p/>
              </draw:polygon>
              <draw:polygon draw:style-name="gr120" draw:text-style-name="P13" draw:layer="layout" svg:width="0.354cm" svg:height="0.204cm" svg:x="25.155cm" svg:y="11.826cm" svg:viewBox="0 0 355 205" draw:points="178,205 0,103 178,0 355,103">
                <text:p/>
              </draw:polygon>
            </draw:g>
            <draw:g>
              <draw:polygon draw:style-name="gr121" draw:text-style-name="P11" draw:layer="layout" svg:width="0.177cm" svg:height="0.308cm" svg:x="25.599cm" svg:y="12.083cm" svg:viewBox="0 0 178 309" draw:points="0,309 0,103 178,0 178,205">
                <text:p/>
              </draw:polygon>
              <draw:polygon draw:style-name="gr122" draw:text-style-name="P12" draw:layer="layout" svg:width="0.177cm" svg:height="0.308cm" svg:x="25.422cm" svg:y="12.083cm" svg:viewBox="0 0 178 309" draw:points="0,205 0,0 178,103 178,309">
                <text:p/>
              </draw:polygon>
              <draw:polygon draw:style-name="gr123" draw:text-style-name="P13" draw:layer="layout" svg:width="0.354cm" svg:height="0.204cm" svg:x="25.422cm" svg:y="11.981cm" svg:viewBox="0 0 355 205" draw:points="178,205 0,103 178,0 355,103">
                <text:p/>
              </draw:polygon>
            </draw:g>
            <draw:polygon draw:style-name="gr124" draw:text-style-name="P10" draw:layer="layout" svg:width="0.888cm" svg:height="1.027cm" svg:x="25.155cm" svg:y="11.672cm" svg:viewBox="0 0 889 1028" draw:points="0,771 0,565 89,514 0,463 0,257 178,154 267,205 267,103 444,0 622,103 622,205 711,154 889,257 889,463 800,514 889,565 889,771 711,874 622,822 622,925 444,1028 267,925 267,822 178,874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25" draw:text-style-name="P4" draw:layer="layout" svg:width="1.787cm" svg:height="1.157cm" svg:x="24.803cm" svg:y="14.741cm" svg:viewBox="0 0 1788 1158" svg:d="M1 1158c149 0 1787-720 1787-939s-230-219-379-219c0 94-1462 469-1408 1158z">
              <text:p/>
            </draw:path>
            <draw:g>
              <draw:polygon draw:style-name="gr126" draw:text-style-name="P5" draw:layer="layout" svg:width="1.894cm" svg:height="1.72cm" svg:x="22.801cm" svg:y="14.115cm" svg:viewBox="0 0 1895 1721" draw:points="0,626 0,0 1895,1095 1895,1721">
                <text:p/>
              </draw:polygon>
              <draw:polygon draw:style-name="gr127" draw:text-style-name="P6" draw:layer="layout" svg:width="1.623cm" svg:height="1.564cm" svg:x="24.696cm" svg:y="14.271cm" svg:viewBox="0 0 1624 1565" draw:points="0,1565 0,939 1624,0 1624,626">
                <text:p/>
              </draw:polygon>
              <draw:polygon draw:style-name="gr128" draw:text-style-name="P7" draw:layer="layout" svg:width="3.518cm" svg:height="2.033cm" svg:x="22.801cm" svg:y="13.176cm" svg:viewBox="0 0 3519 2034" draw:points="1895,2034 0,939 1624,0 3519,1095">
                <text:p/>
              </draw:polygon>
              <draw:line draw:style-name="gr129" draw:text-style-name="P8" draw:layer="layout" svg:x1="23.451cm" svg:y1="14.615cm" svg:x2="23.451cm" svg:y2="14.991cm">
                <text:p/>
              </draw:line>
              <draw:line draw:style-name="gr130" draw:text-style-name="P8" draw:layer="layout" svg:x1="24.642cm" svg:y1="15.417cm" svg:x2="23.776cm" svg:y2="14.916cm">
                <text:p/>
              </draw:line>
              <draw:line draw:style-name="gr131" draw:text-style-name="P8" draw:layer="layout" svg:x1="23.771cm" svg:y1="14.803cm" svg:x2="23.771cm" svg:y2="14.928cm">
                <text:p/>
              </draw:line>
              <draw:line draw:style-name="gr132" draw:text-style-name="P8" draw:layer="layout" svg:x1="24.637cm" svg:y1="15.304cm" svg:x2="24.637cm" svg:y2="15.429cm">
                <text:p/>
              </draw:line>
              <draw:line draw:style-name="gr133" draw:text-style-name="P8" draw:layer="layout" svg:x1="24.637cm" svg:y1="15.304cm" svg:x2="23.771cm" svg:y2="14.803cm">
                <text:p/>
              </draw:line>
              <draw:polygon draw:style-name="gr134" draw:text-style-name="P9" draw:layer="layout" svg:width="0.107cm" svg:height="0.187cm" svg:x="23.559cm" svg:y="14.678cm" svg:viewBox="0 0 108 188" draw:points="0,125 0,0 108,63 108,188">
                <text:p/>
              </draw:polygon>
              <draw:line draw:style-name="gr135" draw:text-style-name="P8" draw:layer="layout" svg:x1="23.343cm" svg:y1="14.553cm" svg:x2="23.343cm" svg:y2="14.929cm">
                <text:p/>
              </draw:line>
              <draw:line draw:style-name="gr136" draw:text-style-name="P8" draw:layer="layout" svg:x1="23.234cm" svg:y1="14.49cm" svg:x2="23.234cm" svg:y2="14.866cm">
                <text:p/>
              </draw:line>
              <draw:line draw:style-name="gr137" draw:text-style-name="P8" draw:layer="layout" svg:x1="23.126cm" svg:y1="14.428cm" svg:x2="23.126cm" svg:y2="14.804cm">
                <text:p/>
              </draw:line>
              <draw:line draw:style-name="gr138" draw:text-style-name="P8" draw:layer="layout" svg:x1="23.018cm" svg:y1="14.365cm" svg:x2="23.018cm" svg:y2="14.741cm">
                <text:p/>
              </draw:line>
              <draw:line draw:style-name="gr139" draw:text-style-name="P8" draw:layer="layout" svg:x1="22.91cm" svg:y1="14.302cm" svg:x2="22.91cm" svg:y2="14.678cm">
                <text:p/>
              </draw:line>
              <draw:polygon draw:style-name="gr140" draw:text-style-name="P5" draw:layer="layout" svg:width="0.107cm" svg:height="0.688cm" svg:x="22.693cm" svg:y="14.052cm" svg:viewBox="0 0 108 689" draw:points="0,626 0,0 108,63 108,689">
                <text:p/>
              </draw:polygon>
              <draw:polygon draw:style-name="gr141" draw:text-style-name="P5" draw:layer="layout" svg:width="0.107cm" svg:height="0.688cm" svg:x="24.696cm" svg:y="15.21cm" svg:viewBox="0 0 108 689" draw:points="0,626 0,0 108,63 108,689">
                <text:p/>
              </draw:polygon>
              <draw:polygon draw:style-name="gr142" draw:text-style-name="P10" draw:layer="layout" svg:width="3.626cm" svg:height="2.722cm" svg:x="22.693cm" svg:y="13.176cm" svg:viewBox="0 0 3627 2723" draw:points="0,1502 0,876 108,939 1732,0 3627,1095 3627,1721 2111,2597 2111,2723">
                <text:p/>
              </draw:polygon>
            </draw:g>
          </draw:g>
          <draw:g>
            <draw:g>
              <draw:polygon draw:style-name="gr143" draw:text-style-name="P11" draw:layer="layout" svg:width="0.177cm" svg:height="0.308cm" svg:x="25.599cm" svg:y="14.975cm" svg:viewBox="0 0 178 309" draw:points="0,309 0,103 178,0 178,205">
                <text:p/>
              </draw:polygon>
              <draw:polygon draw:style-name="gr144" draw:text-style-name="P12" draw:layer="layout" svg:width="0.177cm" svg:height="0.308cm" svg:x="25.422cm" svg:y="14.975cm" svg:viewBox="0 0 178 309" draw:points="0,205 0,0 178,103 178,309">
                <text:p/>
              </draw:polygon>
              <draw:polygon draw:style-name="gr145" draw:text-style-name="P13" draw:layer="layout" svg:width="0.354cm" svg:height="0.204cm" svg:x="25.422cm" svg:y="14.872cm" svg:viewBox="0 0 355 205" draw:points="178,205 0,103 178,0 355,103">
                <text:p/>
              </draw:polygon>
            </draw:g>
            <draw:g>
              <draw:polygon draw:style-name="gr146" draw:text-style-name="P11" draw:layer="layout" svg:width="0.177cm" svg:height="0.308cm" svg:x="25.333cm" svg:y="15.437cm" svg:viewBox="0 0 178 309" draw:points="0,309 0,103 178,0 178,205">
                <text:p/>
              </draw:polygon>
              <draw:polygon draw:style-name="gr147" draw:text-style-name="P12" draw:layer="layout" svg:width="0.177cm" svg:height="0.308cm" svg:x="25.155cm" svg:y="15.437cm" svg:viewBox="0 0 178 309" draw:points="0,205 0,0 178,103 178,309">
                <text:p/>
              </draw:polygon>
              <draw:polygon draw:style-name="gr148" draw:text-style-name="P13" draw:layer="layout" svg:width="0.354cm" svg:height="0.204cm" svg:x="25.155cm" svg:y="15.335cm" svg:viewBox="0 0 355 205" draw:points="178,205 0,103 178,0 355,103">
                <text:p/>
              </draw:polygon>
            </draw:g>
            <draw:g>
              <draw:polygon draw:style-name="gr149" draw:text-style-name="P11" draw:layer="layout" svg:width="0.177cm" svg:height="0.308cm" svg:x="25.866cm" svg:y="15.437cm" svg:viewBox="0 0 178 309" draw:points="0,309 0,103 178,0 178,205">
                <text:p/>
              </draw:polygon>
              <draw:polygon draw:style-name="gr150" draw:text-style-name="P12" draw:layer="layout" svg:width="0.177cm" svg:height="0.308cm" svg:x="25.689cm" svg:y="15.437cm" svg:viewBox="0 0 178 309" draw:points="0,205 0,0 178,103 178,309">
                <text:p/>
              </draw:polygon>
              <draw:polygon draw:style-name="gr151" draw:text-style-name="P13" draw:layer="layout" svg:width="0.354cm" svg:height="0.204cm" svg:x="25.689cm" svg:y="15.335cm" svg:viewBox="0 0 355 205" draw:points="178,205 0,103 178,0 355,103">
                <text:p/>
              </draw:polygon>
            </draw:g>
            <draw:g>
              <draw:polygon draw:style-name="gr152" draw:text-style-name="P11" draw:layer="layout" svg:width="0.177cm" svg:height="0.308cm" svg:x="25.599cm" svg:y="15.591cm" svg:viewBox="0 0 178 309" draw:points="0,309 0,103 178,0 178,205">
                <text:p/>
              </draw:polygon>
              <draw:polygon draw:style-name="gr153" draw:text-style-name="P12" draw:layer="layout" svg:width="0.177cm" svg:height="0.308cm" svg:x="25.422cm" svg:y="15.591cm" svg:viewBox="0 0 178 309" draw:points="0,205 0,0 178,103 178,309">
                <text:p/>
              </draw:polygon>
              <draw:polygon draw:style-name="gr154" draw:text-style-name="P13" draw:layer="layout" svg:width="0.354cm" svg:height="0.204cm" svg:x="25.422cm" svg:y="15.489cm" svg:viewBox="0 0 355 205" draw:points="178,205 0,103 178,0 355,103">
                <text:p/>
              </draw:polygon>
            </draw:g>
            <draw:g>
              <draw:polygon draw:style-name="gr155" draw:text-style-name="P11" draw:layer="layout" svg:width="0.177cm" svg:height="0.308cm" svg:x="25.866cm" svg:y="15.129cm" svg:viewBox="0 0 178 309" draw:points="0,309 0,103 178,0 178,205">
                <text:p/>
              </draw:polygon>
              <draw:polygon draw:style-name="gr156" draw:text-style-name="P12" draw:layer="layout" svg:width="0.177cm" svg:height="0.308cm" svg:x="25.689cm" svg:y="15.129cm" svg:viewBox="0 0 178 309" draw:points="0,205 0,0 178,103 178,309">
                <text:p/>
              </draw:polygon>
              <draw:polygon draw:style-name="gr157" draw:text-style-name="P13" draw:layer="layout" svg:width="0.354cm" svg:height="0.204cm" svg:x="25.689cm" svg:y="15.026cm" svg:viewBox="0 0 355 205" draw:points="178,205 0,103 178,0 355,103">
                <text:p/>
              </draw:polygon>
            </draw:g>
            <draw:g>
              <draw:polygon draw:style-name="gr158" draw:text-style-name="P11" draw:layer="layout" svg:width="0.177cm" svg:height="0.308cm" svg:x="25.333cm" svg:y="15.129cm" svg:viewBox="0 0 178 309" draw:points="0,309 0,103 178,0 178,205">
                <text:p/>
              </draw:polygon>
              <draw:polygon draw:style-name="gr159" draw:text-style-name="P12" draw:layer="layout" svg:width="0.177cm" svg:height="0.308cm" svg:x="25.155cm" svg:y="15.129cm" svg:viewBox="0 0 178 309" draw:points="0,205 0,0 178,103 178,309">
                <text:p/>
              </draw:polygon>
              <draw:polygon draw:style-name="gr160" draw:text-style-name="P13" draw:layer="layout" svg:width="0.354cm" svg:height="0.204cm" svg:x="25.155cm" svg:y="15.026cm" svg:viewBox="0 0 355 205" draw:points="178,205 0,103 178,0 355,103">
                <text:p/>
              </draw:polygon>
            </draw:g>
            <draw:g>
              <draw:polygon draw:style-name="gr161" draw:text-style-name="P11" draw:layer="layout" svg:width="0.177cm" svg:height="0.308cm" svg:x="25.599cm" svg:y="15.283cm" svg:viewBox="0 0 178 309" draw:points="0,309 0,103 178,0 178,205">
                <text:p/>
              </draw:polygon>
              <draw:polygon draw:style-name="gr162" draw:text-style-name="P12" draw:layer="layout" svg:width="0.177cm" svg:height="0.308cm" svg:x="25.422cm" svg:y="15.283cm" svg:viewBox="0 0 178 309" draw:points="0,205 0,0 178,103 178,309">
                <text:p/>
              </draw:polygon>
              <draw:polygon draw:style-name="gr163" draw:text-style-name="P13" draw:layer="layout" svg:width="0.354cm" svg:height="0.204cm" svg:x="25.422cm" svg:y="15.181cm" svg:viewBox="0 0 355 205" draw:points="178,205 0,103 178,0 355,103">
                <text:p/>
              </draw:polygon>
            </draw:g>
            <draw:polygon draw:style-name="gr164" draw:text-style-name="P10" draw:layer="layout" svg:width="0.888cm" svg:height="1.027cm" svg:x="25.155cm" svg:y="14.872cm" svg:viewBox="0 0 889 1028" draw:points="0,771 0,565 89,514 0,463 0,257 178,154 267,205 267,103 444,0 622,103 622,205 711,154 889,257 889,463 800,514 889,565 889,771 711,874 622,822 622,925 444,1028 267,925 267,822 178,874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65" draw:text-style-name="P4" draw:layer="layout" svg:width="1.787cm" svg:height="1.157cm" svg:x="24.803cm" svg:y="17.841cm" svg:viewBox="0 0 1788 1158" svg:d="M1 1158c149 0 1787-720 1787-939s-230-219-379-219c0 94-1462 469-1408 1158z">
              <text:p/>
            </draw:path>
            <draw:g>
              <draw:polygon draw:style-name="gr166" draw:text-style-name="P5" draw:layer="layout" svg:width="1.894cm" svg:height="1.72cm" svg:x="22.801cm" svg:y="17.215cm" svg:viewBox="0 0 1895 1721" draw:points="0,626 0,0 1895,1095 1895,1721">
                <text:p/>
              </draw:polygon>
              <draw:polygon draw:style-name="gr167" draw:text-style-name="P6" draw:layer="layout" svg:width="1.623cm" svg:height="1.564cm" svg:x="24.696cm" svg:y="17.371cm" svg:viewBox="0 0 1624 1565" draw:points="0,1565 0,939 1624,0 1624,626">
                <text:p/>
              </draw:polygon>
              <draw:polygon draw:style-name="gr168" draw:text-style-name="P7" draw:layer="layout" svg:width="3.518cm" svg:height="2.033cm" svg:x="22.801cm" svg:y="16.276cm" svg:viewBox="0 0 3519 2034" draw:points="1895,2034 0,939 1624,0 3519,1095">
                <text:p/>
              </draw:polygon>
              <draw:line draw:style-name="gr169" draw:text-style-name="P8" draw:layer="layout" svg:x1="23.451cm" svg:y1="17.715cm" svg:x2="23.451cm" svg:y2="18.091cm">
                <text:p/>
              </draw:line>
              <draw:line draw:style-name="gr170" draw:text-style-name="P8" draw:layer="layout" svg:x1="24.642cm" svg:y1="18.517cm" svg:x2="23.776cm" svg:y2="18.016cm">
                <text:p/>
              </draw:line>
              <draw:line draw:style-name="gr171" draw:text-style-name="P8" draw:layer="layout" svg:x1="23.771cm" svg:y1="17.903cm" svg:x2="23.771cm" svg:y2="18.028cm">
                <text:p/>
              </draw:line>
              <draw:line draw:style-name="gr172" draw:text-style-name="P8" draw:layer="layout" svg:x1="24.637cm" svg:y1="18.404cm" svg:x2="24.637cm" svg:y2="18.529cm">
                <text:p/>
              </draw:line>
              <draw:line draw:style-name="gr173" draw:text-style-name="P8" draw:layer="layout" svg:x1="24.637cm" svg:y1="18.404cm" svg:x2="23.771cm" svg:y2="17.903cm">
                <text:p/>
              </draw:line>
              <draw:polygon draw:style-name="gr174" draw:text-style-name="P9" draw:layer="layout" svg:width="0.107cm" svg:height="0.187cm" svg:x="23.559cm" svg:y="17.778cm" svg:viewBox="0 0 108 188" draw:points="0,125 0,0 108,63 108,188">
                <text:p/>
              </draw:polygon>
              <draw:line draw:style-name="gr175" draw:text-style-name="P8" draw:layer="layout" svg:x1="23.343cm" svg:y1="17.653cm" svg:x2="23.343cm" svg:y2="18.029cm">
                <text:p/>
              </draw:line>
              <draw:line draw:style-name="gr176" draw:text-style-name="P8" draw:layer="layout" svg:x1="23.234cm" svg:y1="17.59cm" svg:x2="23.234cm" svg:y2="17.966cm">
                <text:p/>
              </draw:line>
              <draw:line draw:style-name="gr177" draw:text-style-name="P8" draw:layer="layout" svg:x1="23.126cm" svg:y1="17.528cm" svg:x2="23.126cm" svg:y2="17.904cm">
                <text:p/>
              </draw:line>
              <draw:line draw:style-name="gr178" draw:text-style-name="P8" draw:layer="layout" svg:x1="23.018cm" svg:y1="17.465cm" svg:x2="23.018cm" svg:y2="17.841cm">
                <text:p/>
              </draw:line>
              <draw:line draw:style-name="gr179" draw:text-style-name="P8" draw:layer="layout" svg:x1="22.91cm" svg:y1="17.402cm" svg:x2="22.91cm" svg:y2="17.778cm">
                <text:p/>
              </draw:line>
              <draw:polygon draw:style-name="gr180" draw:text-style-name="P5" draw:layer="layout" svg:width="0.107cm" svg:height="0.688cm" svg:x="22.693cm" svg:y="17.152cm" svg:viewBox="0 0 108 689" draw:points="0,626 0,0 108,63 108,689">
                <text:p/>
              </draw:polygon>
              <draw:polygon draw:style-name="gr181" draw:text-style-name="P5" draw:layer="layout" svg:width="0.107cm" svg:height="0.688cm" svg:x="24.696cm" svg:y="18.31cm" svg:viewBox="0 0 108 689" draw:points="0,626 0,0 108,63 108,689">
                <text:p/>
              </draw:polygon>
              <draw:polygon draw:style-name="gr182" draw:text-style-name="P10" draw:layer="layout" svg:width="3.626cm" svg:height="2.722cm" svg:x="22.693cm" svg:y="16.276cm" svg:viewBox="0 0 3627 2723" draw:points="0,1502 0,876 108,939 1732,0 3627,1095 3627,1721 2111,2597 2111,2723">
                <text:p/>
              </draw:polygon>
            </draw:g>
          </draw:g>
          <draw:g>
            <draw:g>
              <draw:polygon draw:style-name="gr183" draw:text-style-name="P11" draw:layer="layout" svg:width="0.177cm" svg:height="0.308cm" svg:x="25.599cm" svg:y="18.075cm" svg:viewBox="0 0 178 309" draw:points="0,309 0,103 178,0 178,205">
                <text:p/>
              </draw:polygon>
              <draw:polygon draw:style-name="gr184" draw:text-style-name="P12" draw:layer="layout" svg:width="0.177cm" svg:height="0.308cm" svg:x="25.422cm" svg:y="18.075cm" svg:viewBox="0 0 178 309" draw:points="0,205 0,0 178,103 178,309">
                <text:p/>
              </draw:polygon>
              <draw:polygon draw:style-name="gr185" draw:text-style-name="P13" draw:layer="layout" svg:width="0.354cm" svg:height="0.204cm" svg:x="25.422cm" svg:y="17.972cm" svg:viewBox="0 0 355 205" draw:points="178,205 0,103 178,0 355,103">
                <text:p/>
              </draw:polygon>
            </draw:g>
            <draw:g>
              <draw:polygon draw:style-name="gr186" draw:text-style-name="P11" draw:layer="layout" svg:width="0.177cm" svg:height="0.308cm" svg:x="25.333cm" svg:y="18.537cm" svg:viewBox="0 0 178 309" draw:points="0,309 0,103 178,0 178,205">
                <text:p/>
              </draw:polygon>
              <draw:polygon draw:style-name="gr187" draw:text-style-name="P12" draw:layer="layout" svg:width="0.177cm" svg:height="0.308cm" svg:x="25.155cm" svg:y="18.537cm" svg:viewBox="0 0 178 309" draw:points="0,205 0,0 178,103 178,309">
                <text:p/>
              </draw:polygon>
              <draw:polygon draw:style-name="gr188" draw:text-style-name="P13" draw:layer="layout" svg:width="0.354cm" svg:height="0.204cm" svg:x="25.155cm" svg:y="18.435cm" svg:viewBox="0 0 355 205" draw:points="178,205 0,103 178,0 355,103">
                <text:p/>
              </draw:polygon>
            </draw:g>
            <draw:g>
              <draw:polygon draw:style-name="gr189" draw:text-style-name="P11" draw:layer="layout" svg:width="0.177cm" svg:height="0.308cm" svg:x="25.866cm" svg:y="18.537cm" svg:viewBox="0 0 178 309" draw:points="0,309 0,103 178,0 178,205">
                <text:p/>
              </draw:polygon>
              <draw:polygon draw:style-name="gr190" draw:text-style-name="P12" draw:layer="layout" svg:width="0.177cm" svg:height="0.308cm" svg:x="25.689cm" svg:y="18.537cm" svg:viewBox="0 0 178 309" draw:points="0,205 0,0 178,103 178,309">
                <text:p/>
              </draw:polygon>
              <draw:polygon draw:style-name="gr191" draw:text-style-name="P13" draw:layer="layout" svg:width="0.354cm" svg:height="0.204cm" svg:x="25.689cm" svg:y="18.435cm" svg:viewBox="0 0 355 205" draw:points="178,205 0,103 178,0 355,103">
                <text:p/>
              </draw:polygon>
            </draw:g>
            <draw:g>
              <draw:polygon draw:style-name="gr192" draw:text-style-name="P11" draw:layer="layout" svg:width="0.177cm" svg:height="0.308cm" svg:x="25.599cm" svg:y="18.691cm" svg:viewBox="0 0 178 309" draw:points="0,309 0,103 178,0 178,205">
                <text:p/>
              </draw:polygon>
              <draw:polygon draw:style-name="gr193" draw:text-style-name="P12" draw:layer="layout" svg:width="0.177cm" svg:height="0.308cm" svg:x="25.422cm" svg:y="18.691cm" svg:viewBox="0 0 178 309" draw:points="0,205 0,0 178,103 178,309">
                <text:p/>
              </draw:polygon>
              <draw:polygon draw:style-name="gr194" draw:text-style-name="P13" draw:layer="layout" svg:width="0.354cm" svg:height="0.204cm" svg:x="25.422cm" svg:y="18.589cm" svg:viewBox="0 0 355 205" draw:points="178,205 0,103 178,0 355,103">
                <text:p/>
              </draw:polygon>
            </draw:g>
            <draw:g>
              <draw:polygon draw:style-name="gr195" draw:text-style-name="P11" draw:layer="layout" svg:width="0.177cm" svg:height="0.308cm" svg:x="25.866cm" svg:y="18.229cm" svg:viewBox="0 0 178 309" draw:points="0,309 0,103 178,0 178,205">
                <text:p/>
              </draw:polygon>
              <draw:polygon draw:style-name="gr196" draw:text-style-name="P12" draw:layer="layout" svg:width="0.177cm" svg:height="0.308cm" svg:x="25.689cm" svg:y="18.229cm" svg:viewBox="0 0 178 309" draw:points="0,205 0,0 178,103 178,309">
                <text:p/>
              </draw:polygon>
              <draw:polygon draw:style-name="gr197" draw:text-style-name="P13" draw:layer="layout" svg:width="0.354cm" svg:height="0.204cm" svg:x="25.689cm" svg:y="18.126cm" svg:viewBox="0 0 355 205" draw:points="178,205 0,103 178,0 355,103">
                <text:p/>
              </draw:polygon>
            </draw:g>
            <draw:g>
              <draw:polygon draw:style-name="gr198" draw:text-style-name="P11" draw:layer="layout" svg:width="0.177cm" svg:height="0.308cm" svg:x="25.333cm" svg:y="18.229cm" svg:viewBox="0 0 178 309" draw:points="0,309 0,103 178,0 178,205">
                <text:p/>
              </draw:polygon>
              <draw:polygon draw:style-name="gr199" draw:text-style-name="P12" draw:layer="layout" svg:width="0.177cm" svg:height="0.308cm" svg:x="25.155cm" svg:y="18.229cm" svg:viewBox="0 0 178 309" draw:points="0,205 0,0 178,103 178,309">
                <text:p/>
              </draw:polygon>
              <draw:polygon draw:style-name="gr200" draw:text-style-name="P13" draw:layer="layout" svg:width="0.354cm" svg:height="0.204cm" svg:x="25.155cm" svg:y="18.126cm" svg:viewBox="0 0 355 205" draw:points="178,205 0,103 178,0 355,103">
                <text:p/>
              </draw:polygon>
            </draw:g>
            <draw:g>
              <draw:polygon draw:style-name="gr201" draw:text-style-name="P11" draw:layer="layout" svg:width="0.177cm" svg:height="0.308cm" svg:x="25.599cm" svg:y="18.383cm" svg:viewBox="0 0 178 309" draw:points="0,309 0,103 178,0 178,205">
                <text:p/>
              </draw:polygon>
              <draw:polygon draw:style-name="gr202" draw:text-style-name="P12" draw:layer="layout" svg:width="0.177cm" svg:height="0.308cm" svg:x="25.422cm" svg:y="18.383cm" svg:viewBox="0 0 178 309" draw:points="0,205 0,0 178,103 178,309">
                <text:p/>
              </draw:polygon>
              <draw:polygon draw:style-name="gr203" draw:text-style-name="P13" draw:layer="layout" svg:width="0.354cm" svg:height="0.204cm" svg:x="25.422cm" svg:y="18.281cm" svg:viewBox="0 0 355 205" draw:points="178,205 0,103 178,0 355,103">
                <text:p/>
              </draw:polygon>
            </draw:g>
            <draw:polygon draw:style-name="gr204" draw:text-style-name="P10" draw:layer="layout" svg:width="0.888cm" svg:height="1.027cm" svg:x="25.155cm" svg:y="17.972cm" svg:viewBox="0 0 889 1028" draw:points="0,771 0,565 89,514 0,463 0,257 178,154 267,205 267,103 444,0 622,103 622,205 711,154 889,257 889,463 800,514 889,565 889,771 711,874 622,822 622,925 444,1028 267,925 267,822 178,874">
              <text:p/>
            </draw:polygon>
          </draw:g>
        </draw:g>
        <draw:frame draw:style-name="gr2" draw:text-style-name="P2" draw:layer="layout" svg:width="6.697cm" svg:height="3.986cm" svg:x="10.9cm" svg:y="6.114cm">
          <draw:image xlink:href="../../../../../../Applications/LibreOffice.app/Contents/Resources/gallery/txtshapes/Rectangle06-Striped-Blue.svg" xlink:type="simple" xlink:show="embed" xlink:actuate="onLoad" loext:mime-type="image/svg+xml">
            <text:p text:style-name="P1">crontab</text:p>
          </draw:image>
          <draw:image xlink:href="Pictures/10000201000000FE00000091DDD23B940D69D4AC.png" xlink:type="simple" xlink:show="embed" xlink:actuate="onLoad" loext:mime-type="image/png"/>
        </draw:frame>
        <draw:g>
          <draw:frame draw:style-name="gr205" draw:text-style-name="P14" draw:layer="layout" svg:width="8.629cm" svg:height="3.91cm" svg:x="1.271cm" svg:y="13.8cm">
            <draw:image xlink:href="../../../../../../Applications/LibreOffice.app/Contents/Resources/gallery/diagrams/Venn03.svg" xlink:type="simple" xlink:show="embed" xlink:actuate="onLoad" loext:mime-type="image/svg+xml">
              <text:p/>
            </draw:image>
            <draw:image xlink:href="Pictures/1000020100000183000000B0F9F2DB8947B5CECD.png" xlink:type="simple" xlink:show="embed" xlink:actuate="onLoad" loext:mime-type="image/png"/>
          </draw:frame>
          <draw:frame draw:style-name="gr206" draw:text-style-name="P3" draw:layer="layout" svg:width="2.792cm" svg:height="0.962cm" svg:x="4.5cm" svg:y="17.91cm">
            <draw:text-box>
              <text:p>Grafana</text:p>
            </draw:text-box>
          </draw:frame>
        </draw:g>
        <draw:line draw:style-name="gr207" draw:text-style-name="P15" draw:layer="layout" svg:x1="17.1cm" svg:y1="3.5cm" svg:x2="21.6cm" svg:y2="3.5cm">
          <text:p/>
        </draw:line>
        <draw:line draw:style-name="gr207" draw:text-style-name="P15" draw:layer="layout" svg:x1="21.6cm" svg:y1="4.5cm" svg:x2="17.1cm" svg:y2="4.5cm">
          <text:p/>
        </draw:line>
        <draw:frame draw:style-name="gr2" draw:text-style-name="P2" draw:layer="layout" svg:width="6.697cm" svg:height="3.986cm" svg:x="1.5cm" svg:y="1.814cm">
          <draw:image xlink:href="../../../../../../Applications/LibreOffice.app/Contents/Resources/gallery/txtshapes/Rectangle06-Striped-Blue.svg" xlink:type="simple" xlink:show="embed" xlink:actuate="onLoad" loext:mime-type="image/svg+xml">
            <text:p text:style-name="P1">Ansible</text:p>
          </draw:image>
          <draw:image xlink:href="Pictures/10000201000000FE00000091DDD23B940D69D4AC.png" xlink:type="simple" xlink:show="embed" xlink:actuate="onLoad" loext:mime-type="image/png"/>
        </draw:frame>
        <draw:line draw:style-name="gr207" draw:text-style-name="P15" draw:layer="layout" svg:x1="7.6cm" svg:y1="3.6cm" svg:x2="11.2cm" svg:y2="3.6cm">
          <text:p/>
        </draw:line>
        <draw:line draw:style-name="gr207" draw:text-style-name="P15" draw:layer="layout" svg:x1="14.4cm" svg:y1="5.1cm" svg:x2="14.4cm" svg:y2="6.4cm">
          <text:p/>
        </draw:line>
        <draw:line draw:style-name="gr207" draw:text-style-name="P15" draw:layer="layout" svg:x1="11.1cm" svg:y1="8cm" svg:x2="6.5cm" svg:y2="8cm">
          <text:p/>
        </draw:line>
        <draw:line draw:style-name="gr207" draw:text-style-name="P15" draw:layer="layout" svg:x1="5.2cm" svg:y1="9.2cm" svg:x2="5.2cm" svg:y2="14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Purple_20_Linear_20_L" draw:display-name="Light Purple Linear L" draw:style="linear" draw:start-color="#c893c7" draw:end-color="#f4e9f3" draw:start-intensity="100%" draw:end-intensity="100%" draw:angle="900" draw:border="10%"/>
    <draw:gradient draw:name="Light_20_Purple_20_Linear_20_T" draw:display-name="Light Purple Linear T" draw:style="linear" draw:start-color="#c893c7" draw:end-color="#f4e9f3" draw:start-intensity="100%" draw:end-intensity="100%" draw:angle="0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30T21:41:47.591682949</meta:creation-date>
    <dc:date>2020-08-04T13:42:58.748028783</dc:date>
    <meta:editing-duration>PT10M18S</meta:editing-duration>
    <meta:editing-cycles>4</meta:editing-cycles>
    <meta:generator>LibreOffice/6.4.5.2$MacOSX_X86_64 LibreOffice_project/a726b36747cf2001e06b58ad5db1aa3a9a1872d6</meta:generator>
    <meta:document-statistic meta:object-count="272"/>
  </office:meta>
</office:document-meta>
</file>